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cureLinkTool.computeURL( HttpServletRequest request , ServletContext app , String link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ecureLinkTool.getActionConfig( ServletContext app , String linkString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SecureLinkTool.toEncoded( String url , String session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ecureLinkTool.startNewUrlString( HttpServletRequest request , String desiredScheme , String desiredPor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cureLinkTool.configure( ValueParser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cureLinkTool.setForward( String forwar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cureLinkTool.setAction( String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